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Calibri" svg:font-family="Calibri"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宋体" svg:font-family="宋体" style:font-family-generic="system" style:font-pitch="variable"/>
  </office:font-face-decls>
  <office:automatic-styles>
    <style:style style:name="Table1" style:family="table">
      <style:table-properties style:width="6.3972in" fo:margin-left="-0.0785in" fo:margin-top="0in" fo:margin-bottom="0in" table:align="left" style:writing-mode="lr-tb"/>
    </style:style>
    <style:style style:name="Table1.A" style:family="table-column">
      <style:table-column-properties style:column-width="6.397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text-properties style:font-name="Times new roman"/>
    </style:style>
    <style:style style:name="P2" style:family="paragraph" style:parent-style-name="No_20_Spacing">
      <style:text-properties style:font-name="Times new roman"/>
    </style:style>
    <style:style style:name="P3" style:family="paragraph" style:parent-style-name="No_20_Spacing">
      <style:text-properties style:font-name="Times new roman" fo:font-size="10pt" fo:font-weight="bold" style:font-size-asian="10pt" style:font-weight-asian="bold" style:font-size-complex="10pt"/>
    </style:style>
    <style:style style:name="P4" style:family="paragraph" style:parent-style-name="No_20_Spacing">
      <style:paragraph-properties fo:text-align="end" style:justify-single-word="false"/>
      <style:text-properties style:font-name="Times new roman" fo:font-size="10pt" fo:font-weight="bold" style:font-size-asian="10pt" style:font-weight-asian="bold" style:font-size-complex="10pt"/>
    </style:style>
    <style:style style:name="P5" style:family="paragraph" style:parent-style-name="No_20_Spacing" style:list-style-name="WWNum1">
      <style:text-properties style:font-name="Times new roman" fo:font-size="10pt" fo:font-weight="bold" style:font-size-asian="10pt" style:font-weight-asian="bold" style:font-size-complex="10pt"/>
    </style:style>
    <style:style style:name="P6" style:family="paragraph" style:parent-style-name="No_20_Spacing">
      <style:text-properties style:font-name="Times new roman" fo:font-size="10pt" fo:font-weight="normal" style:font-size-asian="10pt" style:font-weight-asian="normal" style:font-size-complex="10pt" style:font-weight-complex="normal"/>
    </style:style>
    <style:style style:name="P7" style:family="paragraph" style:parent-style-name="No_20_Spacing">
      <style:text-properties style:font-name="Times new roman" fo:font-size="10pt" fo:font-weight="normal" officeooo:rsid="0003953e" officeooo:paragraph-rsid="0003953e" style:font-size-asian="10pt" style:font-weight-asian="normal" style:font-size-complex="10pt" style:font-weight-complex="normal"/>
    </style:style>
    <style:style style:name="P8" style:family="paragraph" style:parent-style-name="No_20_Spacing">
      <style:text-properties style:font-name="Times new roman" fo:font-size="10pt" fo:font-weight="normal" officeooo:rsid="0004d5ad" officeooo:paragraph-rsid="0004d5ad" style:font-size-asian="10pt" style:font-weight-asian="normal" style:font-size-complex="10pt" style:font-weight-complex="normal"/>
    </style:style>
    <style:style style:name="P9" style:family="paragraph" style:parent-style-name="No_20_Spacing">
      <style:text-properties style:font-name="Times new roman" fo:font-size="10pt" fo:font-weight="normal" officeooo:rsid="0006b341" officeooo:paragraph-rsid="0006b341" style:font-size-asian="10pt" style:font-weight-asian="normal" style:font-size-complex="10pt" style:font-weight-complex="normal"/>
    </style:style>
    <style:style style:name="P10" style:family="paragraph" style:parent-style-name="No_20_Spacing">
      <style:text-properties style:font-name="Times new roman" fo:font-size="10pt" fo:font-weight="normal" officeooo:rsid="0006b341" officeooo:paragraph-rsid="00099278" style:font-size-asian="10pt" style:font-weight-asian="normal" style:font-size-complex="10pt" style:font-weight-complex="normal"/>
    </style:style>
    <style:style style:name="P11" style:family="paragraph" style:parent-style-name="No_20_Spacing">
      <style:text-properties style:font-name="Times new roman" fo:font-size="10pt" fo:font-weight="normal" officeooo:rsid="000a7ce2" officeooo:paragraph-rsid="000a7ce2" style:font-size-asian="10pt" style:font-weight-asian="normal" style:font-size-complex="10pt" style:font-weight-complex="normal"/>
    </style:style>
    <style:style style:name="P12" style:family="paragraph" style:parent-style-name="No_20_Spacing">
      <style:text-properties style:font-name="Times new roman" fo:font-size="10pt" fo:font-weight="normal" officeooo:rsid="00099278" officeooo:paragraph-rsid="00099278" style:font-size-asian="10pt" style:font-weight-asian="normal" style:font-size-complex="10pt" style:font-weight-complex="normal"/>
    </style:style>
    <style:style style:name="P13" style:family="paragraph" style:parent-style-name="No_20_Spacing">
      <style:text-properties style:font-name="Times new roman" fo:font-size="10pt" fo:font-weight="normal" officeooo:rsid="000d5ca4" officeooo:paragraph-rsid="000ed2d4" style:font-size-asian="10pt" style:font-weight-asian="normal" style:font-size-complex="10pt" style:font-weight-complex="normal"/>
    </style:style>
    <style:style style:name="P14" style:family="paragraph" style:parent-style-name="No_20_Spacing">
      <style:text-properties style:font-name="Times new roman" fo:font-size="10pt" fo:font-weight="normal" officeooo:rsid="001175f2" officeooo:paragraph-rsid="001175f2" style:font-size-asian="10pt" style:font-weight-asian="normal" style:font-size-complex="10pt" style:font-weight-complex="normal"/>
    </style:style>
    <style:style style:name="P15" style:family="paragraph" style:parent-style-name="No_20_Spacing">
      <style:text-properties style:font-name="Times new roman" fo:font-size="10pt" fo:font-weight="normal" officeooo:rsid="0011a122" officeooo:paragraph-rsid="0011a122" style:font-size-asian="10pt" style:font-weight-asian="normal" style:font-size-complex="10pt" style:font-weight-complex="normal"/>
    </style:style>
    <style:style style:name="P16" style:family="paragraph" style:parent-style-name="No_20_Spacing">
      <style:text-properties style:font-name="Times new roman" officeooo:paragraph-rsid="0003953e"/>
    </style:style>
    <style:style style:name="P17" style:family="paragraph" style:parent-style-name="No_20_Spacing">
      <style:paragraph-properties fo:margin-top="0in" fo:margin-bottom="0in" loext:contextual-spacing="false" fo:line-height="100%"/>
      <style:text-properties style:font-name="Times new roman" fo:font-size="10pt" fo:font-style="italic" style:font-size-asian="10pt" style:font-style-asian="italic" style:font-size-complex="10pt"/>
    </style:style>
    <style:style style:name="P18" style:family="paragraph" style:parent-style-name="No_20_Spacing" style:list-style-name="WWNum1">
      <style:paragraph-properties fo:margin-top="0in" fo:margin-bottom="0in" loext:contextual-spacing="false" fo:line-height="100%"/>
      <style:text-properties style:font-name="Times new roman" fo:font-size="10pt" fo:font-style="italic" style:font-size-asian="10pt" style:font-style-asian="italic" style:font-size-complex="10pt"/>
    </style:style>
    <style:style style:name="P19" style:family="paragraph" style:parent-style-name="No_20_Spacing">
      <style:paragraph-properties fo:margin-top="0in" fo:margin-bottom="0in" loext:contextual-spacing="false" fo:line-height="100%"/>
      <style:text-properties style:font-name="Times new roman" fo:font-size="10pt" fo:font-weight="bold" style:font-size-asian="10pt" style:font-weight-asian="bold" style:font-size-complex="10pt"/>
    </style:style>
    <style:style style:name="P20" style:family="paragraph" style:parent-style-name="No_20_Spacing" style:list-style-name="WWNum1">
      <style:paragraph-properties fo:margin-top="0in" fo:margin-bottom="0in" loext:contextual-spacing="false" fo:line-height="100%"/>
      <style:text-properties style:font-name="Times new roman"/>
    </style:style>
    <style:style style:name="P21" style:family="paragraph" style:parent-style-name="No_20_Spacing" style:master-page-name="Standard">
      <style:paragraph-properties fo:text-align="end" style:justify-single-word="false" style:page-number="auto"/>
      <style:text-properties style:font-name="Times new roman" fo:font-size="10pt" fo:font-weight="bold" style:font-size-asian="10pt" style:font-weight-asian="bold" style:font-size-complex="10pt"/>
    </style:style>
    <style:style style:name="T1" style:family="text">
      <style:text-properties fo:font-size="10pt" fo:font-weight="bold" style:font-size-asian="10pt" style:font-weight-asian="bold" style:font-size-complex="10pt"/>
    </style:style>
    <style:style style:name="T2" style:family="text">
      <style:text-properties fo:font-size="10pt" fo:font-style="italic" fo:font-weight="bold" style:font-size-asian="10pt" style:font-style-asian="italic" style:font-weight-asian="bold"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fo:font-weight="normal" officeooo:rsid="0003953e" style:font-size-asian="10pt" style:font-weight-asian="normal" style:font-size-complex="10pt" style:font-weight-complex="normal"/>
    </style:style>
    <style:style style:name="T5" style:family="text">
      <style:text-properties officeooo:rsid="00051a70"/>
    </style:style>
    <style:style style:name="T6" style:family="text">
      <style:text-properties officeooo:rsid="00066f9b"/>
    </style:style>
    <style:style style:name="T7" style:family="text">
      <style:text-properties officeooo:rsid="000882e2"/>
    </style:style>
    <style:style style:name="T8" style:family="text">
      <style:text-properties officeooo:rsid="00099278"/>
    </style:style>
    <style:style style:name="T9" style:family="text">
      <style:text-properties officeooo:rsid="000ad943"/>
    </style:style>
    <style:style style:name="T10" style:family="text">
      <style:text-properties officeooo:rsid="000e7c73"/>
    </style:style>
    <style:style style:name="T11" style:family="text">
      <style:text-properties officeooo:rsid="000ed2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SYC3100 V2017<text:bookmark text:name="_GoBack"/></text:p>
      <text:p text:style-name="P4">Spørsmål til selvvalgt artikkel</text:p>
      <text:p text:style-name="P4"/>
      <text:p text:style-name="P4"/>
      <text:p text:style-name="P3"/>
      <text:p text:style-name="P2"><text:span text:style-name="T1">Studentens navn: </text:span><text:span text:style-name="T4">Per Daniel M. Thorsrud</text:span></text:p>
      <text:p text:style-name="P16"><text:span text:style-name="T1">Artikkel (full referanse): </text:span><text:span text:style-name="T4">Thomas Conway &amp; Pádraig MacNeela (2012) A young person's</text:span></text:p>
      <text:p text:style-name="P7">game: Immersion and distancing in bar work, Psychology &amp; Health, 27:8, 971-989, DOI:</text:p>
      <text:p text:style-name="P7">10.1080/08870446.2011.637560</text:p>
      <text:p text:style-name="P6"/>
      <text:p text:style-name="P3"/>
      <text:p text:style-name="P2"><text:span text:style-name="T1">Hva er forskningsspørsmålet, og hvordan blir det begrunnet (kan være </text:span><text:span text:style-name="T2">flere</text:span><text:span text:style-name="T1"> forskningsspørsmål)?</text:span></text:p>
      <text:p text:style-name="P3"/>
      <text:p text:style-name="P7">Forksningspørsmålet/målet med denne kvalitative undersøkelsen er å skulle forstå effektene av bartenderyrket på yrkesutøveren, samt deres subjektive tolkninger og erfaringer av yrket, og på hvilken måte dette påvirker dem. <text:span text:style-name="T5">Deres begrunnelse for utforksning av disse spørsmålene er det faktum at det finnes lite forskning på området, mens det samtidig er et viktig område å kartlegge. Spesielt tenker de da på kontinuerlig eksponering av fulle mennesker og slitsomme skift.</text:span></text:p>
      <text:p text:style-name="P3"/>
      <text:p text:style-name="P3"/>
      <text:p text:style-name="P3">Hvordan er data produsert?</text:p>
      <text:list xml:id="list5094496428560910601" text:style-name="WWNum1">
        <text:list-item>
          <text:p text:style-name="P5">Informanter (begrunnelse for valg og framgangsmåte for rekruttering)</text:p>
        </text:list-item>
        <text:list-item>
          <text:p text:style-name="P5">Intervju, observasjon (beskrive)</text:p>
        </text:list-item>
        <text:list-item>
          <text:p text:style-name="P5">Transkribert?</text:p>
        </text:list-item>
      </text:list>
      <text:p text:style-name="P3"/>
      <text:p text:style-name="P8">Dataen<text:span text:style-name="T6">e</text:span> ble i hovedsak produsert gjennom e<text:span text:style-name="T6">t</text:span> multippel-metode design hvor de benyttet seg av <text:span text:style-name="T5">både</text:span> fokus-gruppe samtaler og semi-strukturerte intervjuer. <text:span text:style-name="T5">I begge tilfellene var det tidligere og nåværende bartendere som ble intervjuet/satt i fokus-grupper. Både de nåværende og tidligere bartenderne hadde omfattende erfaring, og alle hadde jobbet mellom 1 og 7 år på bar. Alle tidligere bartendere hadde sluttet innen de to siste årene. Begrunnelsen for utvalget var et ønske om å få et mest mulig representativt utvalg for så å kunne skape en mest mulig troverdig representasjon av bartender som yrke. Selve designet ble valgt da dette tillot en videre oppfølgning og utforsking av eventuelle personlige og subjektive erfaringer og følelser deltagerne hadde. </text:span></text:p>
      <text:p text:style-name="P8"/>
      <text:p text:style-name="P9">Rekrutteringen skjedde gjennom bekjente av et par av forskerne som selv hadde jobbet som bartender.</text:p>
      <text:p text:style-name="P8"/>
      <text:p text:style-name="P10">Både intervjuene og fokus-gruppene ble holdt i rolige barlokaler eller lignende passende områder, <text:span text:style-name="T7">hvor deltagerne kunne føle seg trygge på situasjonen og omgivelsene. Forskerne var klar over at intervjuene og samtalene sannsynligvis ville fort gå over til en dikusjon om drikkevaner. Intervjuet var derimot formet på en slik måte at man heller prøvde å dra frem konteksten som bartender og hvordan det var å jobbe i bar. For å oppnå dette hadde man blant annet spørsmål som involverte arbeidstider, arbeidsoppgaver, forskjeller mellom arbeidsliv og fritid. Dette valget ble tatt bevisst etter uformell konsultasjon med andre mennesker som jobbet i yrket. </text:span></text:p>
      <text:p text:style-name="P10"/>
      <text:p text:style-name="P10"><text:span text:style-name="T8">Alle intervjuer og fokus-grupper ble transkribert. </text:span></text:p>
      <text:p text:style-name="P3"/>
      <text:p text:style-name="P3"/>
      <text:p text:style-name="P3">Hvordan er det empiriske materialet analysert?</text:p>
      <text:p text:style-name="P3"/>
      <text:p text:style-name="P11">I analysen av materialet var det tematisk analyse som i hovedsak ble utnyttet. Dette ble gjort gjennom først individuell lesing av alle transkriberte intervjuer og samtaler, i disse tilfellene rettet man deler av fokuset mot å sammenligne samtalene og intervjuene. <text:span text:style-name="T9">Etter initial lesing begynte man redusering av materialet inn i grupper eller «koder». Disse kodene innebar merkelapper som «customer aggression», «Drinking after work», og «feeling fatigued». Etter dette foreslo forskningsgruppen en mengde av temaer som var gjentagende i samtlene og intervjuene, for så å gå gjennom transkriberingene på nytt for å ferdigstille disse temaene og selve representasjonen. Her endte de til slutt opp med distansering («distancing»), «immersion» og to andre temaer som håndterte «stressful work experiences» og «attitudes to alcohol use in relation to these concepts». Videre definerte de sentrale konsepter og sub-grupper som representerte distinkte elementer i hvert tema.</text:span></text:p>
      <text:p text:style-name="P12"/>
      <text:p text:style-name="P3"/>
      <text:p text:style-name="P3"><text:soft-page-break/>Hva er resultatene?</text:p>
      <text:p text:style-name="P3"/>
      <text:p text:style-name="P13">De to temaene vi ser i resultatene er «immersion» og distansering. Fra resultatene ser vi at bararbeid var en altoppslukende jobb for de fleste. Det var <text:span text:style-name="T10">også</text:span> en jobb som ga deg vaner utenfor normen. <text:span text:style-name="T10">Eksempel på dette er en bartenders helg som ofte er mandag og tirsdag. På denne måten blir det sjeldent til at man har fritid sammen med andre enn bararbeidere. Vennekretsen endte dermed også opp med å bestå av andre som jobbet i bar, og det ble som oftest til at man drakk et par timer etter man er ferdig med jobb også. Drikking var også en altoppslukende hobby som mange trodde kom som følge av miljøet de var i, men ut i fra samtaler og intervjuer så det ut til at drikking også ble en «coping mecahnism». For de som jobbet i bar er det altså en sterk subjektiv følelse det faktum at man blir oppslukt. Det er ikke bare en jobb, men nærmere en livsstil (egentolket). </text:span></text:p>
      <text:p text:style-name="P13"/>
      <text:p text:style-name="P13"><text:span text:style-name="T11">Et annet gjennomgående tema man så angående å jobbe i bar var at man etterhvert begynte å distansere seg fra jobb. En av «undertemaene» her var «moving on». For mange var jobben noe som var bundet til alder, og det var få som tenkte at de skulle beholde denne jobben lenge. For de fleste var bartender en jobb de skulle bevege seg vekk fra før eller siden, det var kun en midlertidig jobb. </text:span></text:p>
      <text:p text:style-name="P13"/>
      <text:p text:style-name="P13"><text:span text:style-name="T11">Man diskuterte også distansering som en følge av bartenderyrket som «an unsustainable lifestyle». Innenfor dette innebærer det en kontinuerlig dårlig diett som følge av arbeidstider (eneste oppe når bartenderne er ferdig på jobb er fastfood-kjeder). Mengden drikking var også noe de færreste mente var mulig å holde gående over lenger, og til slutt så innså de fleste at selve livsstilen bringer med seg mye stress og «excess» av andre ting som alkohol og dårlig mat. </text:span></text:p>
      <text:p text:style-name="P3"/>
      <text:p text:style-name="P3"/>
      <text:p text:style-name="P3">Hvordan blir resultatene presentert, og hvordan argumenteres det for resultatenes generaliseringsmuligheter og betydning (for forskning, praksisfelt, politisk diskusjon osv)?</text:p>
      <text:p text:style-name="P3"/>
      <text:p text:style-name="P14">Resultatene blir presentert som forskernes kommentarer og utdypninger av de to hovedtemaene «immersion» og distansering, med supplementerende sitater fra deltagerne. </text:p>
      <text:p text:style-name="P14">Generalisering er begrenset i denne studien, da utvalget er av unge voksne i et distrikt i Irland med et spesielt høyt antall barer, som ikke kan direkte sammenlignes med andre settinger hvor man serverer alkohol. Med noen få unntak hadde alle en vei ut av yrket, noe som igjen ikke vil være representativt for alle i yrket. Til slutt ga intervjuene et retrospektivt blikk på overgangen fra «immersion» til distansering, og må eventuelt utforskes mer ved hjelp av longitudinelle undersøkelser. <text:s/></text:p>
      <text:p text:style-name="P3"/>
      <text:p text:style-name="P3">Hvilke etiske refleksjoner inneholder artikkelen?</text:p>
      <text:p text:style-name="P3"/>
      <text:p text:style-name="P15">Ikke nevnt noe om etiske relfeksjoner eller vurderinger i artikkelen.</text:p>
      <text:p text:style-name="P3"/>
      <table:table table:name="Table1" table:style-name="Table1">
        <table:table-column table:style-name="Table1.A"/>
        <table:table-row table:style-name="Table1.1">
          <table:table-cell table:style-name="Table1.A1" office:value-type="string">
            <text:p text:style-name="P17"/>
            <text:list xml:id="list204839882777926" text:continue-numbering="true" text:style-name="WWNum1">
              <text:list-item>
                <text:p text:style-name="P18">Du kan hente artikkelen fra EksempelsamlingPSYC3100 (ligger på fronter), eller fra et tidsskrift eller bok. </text:p>
              </text:list-item>
              <text:list-item>
                <text:p text:style-name="P18">Bruk malen, og skriv inn svarene på spørsmålene i Times New Roman 12. </text:p>
              </text:list-item>
              <text:list-item>
                <text:p text:style-name="P18">Teksten skal være på ca. halvannen – to sider. </text:p>
              </text:list-item>
              <text:list-item>
                <text:p text:style-name="P20"><text:span text:style-name="T3">Husk at </text:span><text:span text:style-name="T2">to</text:span><text:span text:style-name="T3"> artikler skal presenteres på denne måten, ett dokument for hver artikkel.</text:span></text:p>
              </text:list-item>
            </text:list>
            <text:p text:style-name="P19"/>
          </table:table-cell>
        </table:table-row>
      </table:table>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Calibri" svg:font-family="Calibri"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true" style:font-name-asian="宋体" style:font-size-asian="11pt" style:language-asian="zh" style:country-asian="CN"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b" fo:country="NO" style:letter-kerning="true" style:font-name-asian="宋体" style:font-size-asian="11pt" style:language-asian="zh" style:country-asian="CN"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0pt" fo:font-weight="bold" style:font-name-asian="宋体" style:font-family-asian="宋体" style:font-family-generic-asian="system" style:font-pitch-asian="variable" style:font-name-complex="DejaVu Sans1"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nes Andenæs</meta:initial-creator>
    <meta:editing-cycles>5</meta:editing-cycles>
    <meta:creation-date>2017-02-02T15:58:00</meta:creation-date>
    <dc:date>2017-02-18T20:48:38.196141900</dc:date>
    <meta:editing-duration>PT49M49S</meta:editing-duration>
    <meta:generator>LibreOffice/5.2.5.1$Linux_X86_64 LibreOffice_project/20m0$Build-1</meta:generator>
    <meta:document-statistic meta:table-count="1" meta:image-count="0" meta:object-count="0" meta:page-count="2" meta:paragraph-count="31" meta:word-count="1019" meta:character-count="6579" meta:non-whitespace-character-count="5585"/>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